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d42c6" officeooo:paragraph-rsid="001d42c6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d42c6" officeooo:paragraph-rsid="001d42c6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officeooo:rsid="001d42c6" officeooo:paragraph-rsid="001d42c6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d42c6" officeooo:paragraph-rsid="003a6ada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36pt" officeooo:rsid="001d42c6" officeooo:paragraph-rsid="001d42c6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1d42c6" officeooo:paragraph-rsid="001d42c6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3a6ada" officeooo:paragraph-rsid="003a6ada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officeooo:rsid="001d42c6" officeooo:paragraph-rsid="003a6ad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3a6ada" officeooo:paragraph-rsid="003a6ad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officeooo:rsid="001d42c6" officeooo:paragraph-rsid="003a6ada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4pt" officeooo:rsid="003be228" officeooo:paragraph-rsid="003be22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3be228" officeooo:paragraph-rsid="003d3cd6" style:font-size-asian="14pt" style:font-size-complex="14pt"/>
    </style:style>
    <style:style style:name="T1" style:family="text">
      <style:text-properties officeooo:rsid="003a6ada"/>
    </style:style>
    <style:style style:name="T2" style:family="text">
      <style:text-properties fo:font-size="13pt" fo:font-style="italic" officeooo:rsid="003a6ada" style:font-size-asian="13pt" style:font-style-asian="italic" style:font-size-complex="13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a6ada"/>
    </style:style>
    <style:style style:name="T5" style:family="text">
      <style:text-properties officeooo:rsid="003d3cd6"/>
    </style:style>
    <style:style style:name="T6" style:family="text">
      <style:text-properties officeooo:rsid="003dd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6"/>
      <text:p text:style-name="P7">TALLER DE DISEÑO DE SOFTWARE</text:p>
      <text:p text:style-name="P1"/>
      <text:p text:style-name="P2"/>
      <text:p text:style-name="P2">PROYECTO:</text:p>
      <text:p text:style-name="P4">“<text:span text:style-name="T1">Compilador para C-TDS</text:span>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3">Estudiante</text:span><text:span text:style-name="T4">s</text:span>: <text:span text:style-name="T2">Calcagno Camila </text:span></text:p>
      <text:p text:style-name="P10"><text:tab/><text:tab/>Dosantos Claudio </text:p>
      <text:p text:style-name="P10"><text:span text:style-name="T1"><text:tab/><text:tab/>Passalacqua Santiago</text:span>.</text:p>
      <text:p text:style-name="P9"/>
      <text:p text:style-name="P9"/>
      <text:p text:style-name="P9"/>
      <text:p text:style-name="P8"><text:span text:style-name="T3">Fecha de primera entrega</text:span>: <text:span text:style-name="T1">02</text:span>/0<text:span text:style-name="T1">9</text:span>/2016 “<text:span text:style-name="T1">Análizador Sintáctico y Léxico</text:span>”.</text:p>
      <text:p text:style-name="P11"><text:soft-page-break/>SEMÁNTICA <text:span text:style-name="T6">(restricciones)</text:span></text:p>
      <text:p text:style-name="P11"/>
      <text:p text:style-name="P11">* Los atributos de las clases solo pueden ser definidos de tipos básicos.</text:p>
      <text:p text:style-name="P11"><text:tab/>- Chequeo en BuildVisitor. Linea 69.</text:p>
      <text:p text:style-name="P11"/>
      <text:p text:style-name="P11">* La estructura de los programas tienen distintos niveles <text:span text:style-name="T5">los cuales son creados en BuildVisitor y garantizan la visibilidad y alcance de declaraciones.</text:span></text:p>
      <text:p text:style-name="P11"><text:tab/>“1”: donde se encuentran todas las clases hasta el momento definidas.</text:p>
      <text:p text:style-name="P11"><text:tab/>“2”: donde se encuentran los atributos y metodos de la clase corriente.</text:p>
      <text:p text:style-name="P11"><text:tab/>“3”: donde se encuentran las declaraciones locales a un metodo.</text:p>
      <text:p text:style-name="P11"><text:tab/>“mas niveles”: que surgen de la utilizacion de bloques dentro de un metodo.</text:p>
      <text:p text:style-name="P11"><text:tab/></text:p>
      <text:p text:style-name="P12">* <text:span text:style-name="T5">Los nombres de los identificadores son unicos en cada scope. Es decir, no se puede utilizar el mismo identificador mas de una vez en cada ambito:</text:span></text:p>
      <text:p text:style-name="P12"><text:tab/>- <text:span text:style-name="T5">En BuildVisitor se chequea que las clases, los atributos, los metodos y las <text:tab/>declaraciones locales tengan identificadores distintos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1:34.084979906</meta:creation-date>
    <dc:date>2016-10-12T01:36:12.291218775</dc:date>
    <meta:editing-duration>PT3H49M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2" meta:paragraph-count="18" meta:word-count="161" meta:character-count="1053" meta:non-whitespace-character-count="895"/>
  </office:meta>
</office:document-meta>
</file>